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mpressFile" style:family="table" style:master-page-name="">
      <style:table-properties style:width="6.9229in" style:page-number="auto" table:align="left" style:shadow="none" style:may-break-between-rows="true" table:border-model="collapsing"/>
    </style:style>
    <style:style style:name="CompressFile.A" style:family="table-column">
      <style:table-column-properties style:column-width="1.625in"/>
    </style:style>
    <style:style style:name="CompressFile.B" style:family="table-column">
      <style:table-column-properties style:column-width="5.2979in"/>
    </style:style>
    <style:style style:name="CompressFi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ressFile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mpressFi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mpressFile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ressFile.10" style:family="table-row">
      <style:table-row-properties fo:keep-together="auto"/>
    </style:style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5.2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2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2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2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7d5"/>
    </style:style>
    <style:style style:name="P2" style:family="paragraph" style:parent-style-name="Standard">
      <style:text-properties officeooo:paragraph-rsid="0011fb25"/>
    </style:style>
    <style:style style:name="P3" style:family="paragraph" style:parent-style-name="Table_20_Contents">
      <style:paragraph-properties fo:text-align="start" style:justify-single-word="false"/>
      <style:text-properties officeooo:paragraph-rsid="000cf7d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fb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d5" officeooo:paragraph-rsid="000cf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d5" officeooo:paragraph-rsid="0011fb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d5c" officeooo:paragraph-rsid="000e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d5c" officeooo:paragraph-rsid="0011fb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197" officeooo:paragraph-rsid="000ed1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197" officeooo:paragraph-rsid="0011fb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paragraph-rsid="0011fb25"/>
    </style:style>
    <style:style style:name="P14" style:family="paragraph" style:parent-style-name="Table_20_Contents">
      <style:text-properties officeooo:rsid="00120bda" officeooo:paragraph-rsid="00120bda"/>
    </style:style>
    <style:style style:name="P15" style:family="paragraph" style:parent-style-name="Table_20_Contents">
      <style:text-properties officeooo:rsid="00138d43" officeooo:paragraph-rsid="00138d43"/>
    </style:style>
    <style:style style:name="P16" style:family="paragraph" style:parent-style-name="Table_20_Contents">
      <style:text-properties officeooo:rsid="00141f7a" officeooo:paragraph-rsid="00141f7a"/>
    </style:style>
    <style:style style:name="P17" style:family="paragraph" style:parent-style-name="Table_20_Contents">
      <style:text-properties officeooo:rsid="00148da4" officeooo:paragraph-rsid="00148da4"/>
    </style:style>
    <style:style style:name="P18" style:family="paragraph" style:parent-style-name="Table_20_Contents">
      <style:text-properties officeooo:rsid="0014a784" officeooo:paragraph-rsid="0014a784"/>
    </style:style>
    <style:style style:name="P19" style:family="paragraph" style:parent-style-name="Table_20_Contents">
      <style:text-properties officeooo:rsid="00160504" officeooo:paragraph-rsid="00160504"/>
    </style:style>
    <style:style style:name="T1" style:family="text">
      <style:text-properties officeooo:rsid="000cf7d5"/>
    </style:style>
    <style:style style:name="T2" style:family="text">
      <style:text-properties officeooo:rsid="000ead5c"/>
    </style:style>
    <style:style style:name="T3" style:family="text">
      <style:text-properties officeooo:rsid="00120bda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0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38d43"/>
    </style:style>
    <style:style style:name="T7" style:family="text">
      <style:text-properties officeooo:rsid="00141f7a"/>
    </style:style>
    <style:style style:name="T8" style:family="text">
      <style:text-properties officeooo:rsid="00148da4"/>
    </style:style>
    <style:style style:name="T9" style:family="text">
      <style:text-properties officeooo:rsid="0014a784"/>
    </style:style>
    <style:style style:name="T10" style:family="text">
      <style:text-properties officeooo:rsid="001605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CompressFile" table:style-name="CompressFile" table:template-name="Default Style">
        <table:table-column table:style-name="CompressFile.A"/>
        <table:table-column table:style-name="CompressFile.B"/>
        <table:table-row table:style-name="TableLine2369914755696">
          <table:table-cell table:style-name="CompressFile.A1" office:value-type="string">
            <text:p text:style-name="P7">Name:</text:p>
          </table:table-cell>
          <table:table-cell table:style-name="CompressFile.B1" office:value-type="string">
            <text:p text:style-name="P7">Compress File</text:p>
          </table:table-cell>
        </table:table-row>
        <table:table-row table:style-name="TableLine2369914755696">
          <table:table-cell table:style-name="CompressFile.A2" office:value-type="string">
            <text:p text:style-name="P7">Short Description:</text:p>
          </table:table-cell>
          <table:table-cell table:style-name="CompressFile.B2" office:value-type="string">
            <text:p text:style-name="P7">User compress the target file <text:span text:style-name="T3">or files</text:span>.</text:p>
          </table:table-cell>
        </table:table-row>
        <table:table-row table:style-name="TableLine2369914755696">
          <table:table-cell table:style-name="CompressFile.A2" office:value-type="string">
            <text:p text:style-name="P7">Precondition:</text:p>
          </table:table-cell>
          <table:table-cell table:style-name="CompressFile.B2" office:value-type="string">
            <text:p text:style-name="P3"><text:span text:style-name="T4">-</text:span><text:span text:style-name="T5">None</text:span></text:p>
          </table:table-cell>
        </table:table-row>
        <table:table-row table:style-name="TableLine2369914755696">
          <table:table-cell table:style-name="CompressFile.A2" office:value-type="string">
            <text:p text:style-name="P7">Post-Condition:</text:p>
          </table:table-cell>
          <table:table-cell table:style-name="CompressFile.B2" office:value-type="string">
            <text:p text:style-name="P6">-<text:span text:style-name="T3">The f</text:span>ile <text:span text:style-name="T3">or files</text:span> <text:span text:style-name="T3">have been </text:span>compressed.</text:p>
          </table:table-cell>
        </table:table-row>
        <table:table-row table:style-name="TableLine2369914755696">
          <table:table-cell table:style-name="CompressFile.A2" office:value-type="string">
            <text:p text:style-name="P7">Error-Situation:</text:p>
          </table:table-cell>
          <table:table-cell table:style-name="CompressFile.B2" office:value-type="string">
            <text:p text:style-name="P4">-<text:span text:style-name="T1">None</text:span></text:p>
          </table:table-cell>
        </table:table-row>
        <table:table-row table:style-name="TableLine2369914755696">
          <table:table-cell table:style-name="CompressFile.A2" office:value-type="string">
            <text:p text:style-name="P4">System state in the event of an error:</text:p>
          </table:table-cell>
          <table:table-cell table:style-name="CompressFile.B2" office:value-type="string">
            <text:p text:style-name="P4">-<text:span text:style-name="T2">None</text:span></text:p>
          </table:table-cell>
        </table:table-row>
        <table:table-row table:style-name="TableLine2369914755696">
          <table:table-cell table:style-name="CompressFile.A2" office:value-type="string">
            <text:p text:style-name="P9">Actors: </text:p>
          </table:table-cell>
          <table:table-cell table:style-name="CompressFile.B2" office:value-type="string">
            <text:p text:style-name="P9">-User</text:p>
          </table:table-cell>
        </table:table-row>
        <table:table-row table:style-name="TableLine2369914755696">
          <table:table-cell table:style-name="CompressFile.A2" office:value-type="string">
            <text:p text:style-name="P9">Trigger: </text:p>
          </table:table-cell>
          <table:table-cell table:style-name="CompressFile.B2" office:value-type="string">
            <text:p text:style-name="P9">-User want to compress target files.</text:p>
          </table:table-cell>
        </table:table-row>
        <table:table-row table:style-name="TableLine2369914755696">
          <table:table-cell table:style-name="CompressFile.A2" office:value-type="string">
            <text:p text:style-name="P9">Standard Process:</text:p>
          </table:table-cell>
          <table:table-cell table:style-name="CompressFile.B2" office:value-type="string">
            <text:p text:style-name="P11">1- User select file format.</text:p>
            <text:p text:style-name="P11">2- System compress the target file or files.</text:p>
            <text:p text:style-name="P11">3- System create compressed file.</text:p>
          </table:table-cell>
        </table:table-row>
        <table:table-row table:style-name="CompressFile.10">
          <table:table-cell table:style-name="CompressFile.A2" office:value-type="string">
            <text:p text:style-name="P11">Alternative Process: </text:p>
          </table:table-cell>
          <table:table-cell table:style-name="CompressFile.B2" office:value-type="string">
            <text:p text:style-name="P11">2’- System cannot compress the file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Line2370078612672">
          <table:table-cell table:style-name="Table1.A1" office:value-type="string">
            <text:p text:style-name="P7">Name:</text:p>
          </table:table-cell>
          <table:table-cell table:style-name="Table1.B1" office:value-type="string">
            <text:p text:style-name="P14">Decompress File</text:p>
          </table:table-cell>
        </table:table-row>
        <table:table-row table:style-name="TableLine2370078612672">
          <table:table-cell table:style-name="Table1.A2" office:value-type="string">
            <text:p text:style-name="P7">Short Description:</text:p>
          </table:table-cell>
          <table:table-cell table:style-name="Table1.B2" office:value-type="string">
            <text:p text:style-name="P14">User decompress the target file.</text:p>
          </table:table-cell>
        </table:table-row>
        <table:table-row table:style-name="TableLine2370078612672">
          <table:table-cell table:style-name="Table1.A2" office:value-type="string">
            <text:p text:style-name="P7">Precondition:</text:p>
          </table:table-cell>
          <table:table-cell table:style-name="Table1.B2" office:value-type="string">
            <text:p text:style-name="Table_20_Contents">-<text:span text:style-name="T3">None</text:span></text:p>
          </table:table-cell>
        </table:table-row>
        <table:table-row table:style-name="TableLine2370078612672">
          <table:table-cell table:style-name="Table1.A2" office:value-type="string">
            <text:p text:style-name="P7">Post-Condition:</text:p>
          </table:table-cell>
          <table:table-cell table:style-name="Table1.B2" office:value-type="string">
            <text:p text:style-name="P14">-File has been decompressed.</text:p>
          </table:table-cell>
        </table:table-row>
        <table:table-row table:style-name="TableLine2370078612672">
          <table:table-cell table:style-name="Table1.A2" office:value-type="string">
            <text:p text:style-name="P7">Error-Situation:</text:p>
          </table:table-cell>
          <table:table-cell table:style-name="Table1.B2" office:value-type="string">
            <text:p text:style-name="Table_20_Contents">-<text:span text:style-name="T6">The file is corrupted.</text:span></text:p>
          </table:table-cell>
        </table:table-row>
        <table:table-row table:style-name="TableLine2370078612672">
          <table:table-cell table:style-name="Table1.A2" office:value-type="string">
            <text:p text:style-name="P5">System state in the </text:p>
            <text:p text:style-name="P5"><text:span text:style-name="T8">event </text:span>of an error:</text:p>
          </table:table-cell>
          <table:table-cell table:style-name="Table1.B2" office:value-type="string">
            <text:p text:style-name="Table_20_Contents">-<text:span text:style-name="T6">File has been still compressed.</text:span></text:p>
          </table:table-cell>
        </table:table-row>
        <table:table-row table:style-name="TableLine2370078612672">
          <table:table-cell table:style-name="Table1.A2" office:value-type="string">
            <text:p text:style-name="P9">Actors: </text:p>
          </table:table-cell>
          <table:table-cell table:style-name="Table1.B2" office:value-type="string">
            <text:p text:style-name="P15">-User</text:p>
          </table:table-cell>
        </table:table-row>
        <table:table-row table:style-name="TableLine2370078612672">
          <table:table-cell table:style-name="Table1.A2" office:value-type="string">
            <text:p text:style-name="P9">Trigger: </text:p>
          </table:table-cell>
          <table:table-cell table:style-name="Table1.B2" office:value-type="string">
            <text:p text:style-name="Table_20_Contents">-<text:span text:style-name="T7">User want to decompress a file</text:span></text:p>
          </table:table-cell>
        </table:table-row>
        <table:table-row table:style-name="TableLine2370078612672">
          <table:table-cell table:style-name="Table1.A2" office:value-type="string">
            <text:p text:style-name="P9">Standard Process:</text:p>
          </table:table-cell>
          <table:table-cell table:style-name="Table1.B2" office:value-type="string">
            <text:p text:style-name="P16">1-System decompress the file.</text:p>
          </table:table-cell>
        </table:table-row>
        <table:table-row table:style-name="TableLine2370078612672">
          <table:table-cell table:style-name="Table1.A2" office:value-type="string">
            <text:p text:style-name="P11">Alternative Process: </text:p>
          </table:table-cell>
          <table:table-cell table:style-name="Table1.B2" office:value-type="string">
            <text:p text:style-name="P16">1’-User select a location for the decompressed fil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row table:style-name="TableLine2370078614032">
          <table:table-cell table:style-name="Table2.A1" office:value-type="string">
            <text:p text:style-name="P8">Name:</text:p>
          </table:table-cell>
          <table:table-cell table:style-name="Table2.B1" office:value-type="string">
            <text:p text:style-name="P17">Navigate File System</text:p>
          </table:table-cell>
        </table:table-row>
        <table:table-row table:style-name="TableLine2370078614032">
          <table:table-cell table:style-name="Table2.A2" office:value-type="string">
            <text:p text:style-name="P8">Short Description:</text:p>
          </table:table-cell>
          <table:table-cell table:style-name="Table2.B2" office:value-type="string">
            <text:p text:style-name="P17">User navigate a specific file or a file system.</text:p>
          </table:table-cell>
        </table:table-row>
        <table:table-row table:style-name="TableLine2370078614032">
          <table:table-cell table:style-name="Table2.A2" office:value-type="string">
            <text:p text:style-name="P8">Precondition:</text:p>
          </table:table-cell>
          <table:table-cell table:style-name="Table2.B2" office:value-type="string">
            <text:p text:style-name="P13">- <text:span text:style-name="T8">System </text:span><text:span text:style-name="T10">has been</text:span><text:span text:style-name="T8"> running.</text:span></text:p>
          </table:table-cell>
        </table:table-row>
        <table:table-row table:style-name="TableLine2370078614032">
          <table:table-cell table:style-name="Table2.A2" office:value-type="string">
            <text:p text:style-name="P8">Post-Condition:</text:p>
          </table:table-cell>
          <table:table-cell table:style-name="Table2.B2" office:value-type="string">
            <text:p text:style-name="P13">- <text:span text:style-name="T8">User reached the target path</text:span></text:p>
          </table:table-cell>
        </table:table-row>
        <table:table-row table:style-name="TableLine2370078614032">
          <table:table-cell table:style-name="Table2.A2" office:value-type="string">
            <text:p text:style-name="P8">Error-Situation:</text:p>
          </table:table-cell>
          <table:table-cell table:style-name="Table2.B2" office:value-type="string">
            <text:p text:style-name="P13">- <text:span text:style-name="T8">None</text:span></text:p>
          </table:table-cell>
        </table:table-row>
        <table:table-row table:style-name="TableLine2370078614032">
          <table:table-cell table:style-name="Table2.A2" office:value-type="string">
            <text:p text:style-name="P5">System state in the <text:span text:style-name="T8">event </text:span>of an error:</text:p>
          </table:table-cell>
          <table:table-cell table:style-name="Table2.B2" office:value-type="string">
            <text:p text:style-name="P13">- <text:span text:style-name="T8">None</text:span></text:p>
          </table:table-cell>
        </table:table-row>
        <table:table-row table:style-name="TableLine2370078614032">
          <table:table-cell table:style-name="Table2.A2" office:value-type="string">
            <text:p text:style-name="P10">Actors: </text:p>
          </table:table-cell>
          <table:table-cell table:style-name="Table2.B2" office:value-type="string">
            <text:p text:style-name="P17">- User</text:p>
          </table:table-cell>
        </table:table-row>
        <table:table-row table:style-name="TableLine2370078614032">
          <table:table-cell table:style-name="Table2.A2" office:value-type="string">
            <text:p text:style-name="P10">Trigger: </text:p>
          </table:table-cell>
          <table:table-cell table:style-name="Table2.B2" office:value-type="string">
            <text:p text:style-name="P17">- User want to navigate a specific file or file system.</text:p>
          </table:table-cell>
        </table:table-row>
        <table:table-row table:style-name="TableLine2370078614032">
          <table:table-cell table:style-name="Table2.A2" office:value-type="string">
            <text:p text:style-name="P10">Standard Process:</text:p>
          </table:table-cell>
          <table:table-cell table:style-name="Table2.B2" office:value-type="string">
            <text:p text:style-name="P13"><text:span text:style-name="T8">1</text:span>- <text:span text:style-name="T8">User go through the path by clicking on the target directory or file.</text:span></text:p>
            <text:p text:style-name="P17">2- System show the preview.</text:p>
          </table:table-cell>
        </table:table-row>
        <table:table-row table:style-name="TableLine2370078614032">
          <table:table-cell table:style-name="Table2.A2" office:value-type="string">
            <text:p text:style-name="P12">Alternative Process: </text:p>
          </table:table-cell>
          <table:table-cell table:style-name="Table2.B2" office:value-type="string">
            <text:p text:style-name="P17">2’- System open the file.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Line2370078608592">
          <table:table-cell table:style-name="Table3.A1" office:value-type="string">
            <text:p text:style-name="P8">Name:</text:p>
          </table:table-cell>
          <table:table-cell table:style-name="Table3.B1" office:value-type="string">
            <text:p text:style-name="P18">Extract a File or Files</text:p>
          </table:table-cell>
        </table:table-row>
        <table:table-row table:style-name="TableLine2370078608592">
          <table:table-cell table:style-name="Table3.A2" office:value-type="string">
            <text:p text:style-name="P8">Short Description:</text:p>
          </table:table-cell>
          <table:table-cell table:style-name="Table3.B2" office:value-type="string">
            <text:p text:style-name="P18">User want to extract some specific file from within the compressed file.</text:p>
          </table:table-cell>
        </table:table-row>
        <table:table-row table:style-name="TableLine2370078608592">
          <table:table-cell table:style-name="Table3.A2" office:value-type="string">
            <text:p text:style-name="P8">Precondition:</text:p>
          </table:table-cell>
          <table:table-cell table:style-name="Table3.B2" office:value-type="string">
            <text:p text:style-name="P13">-<text:span text:style-name="T9">File </text:span><text:span text:style-name="T10">has been</text:span><text:span text:style-name="T9"> open.</text:span></text:p>
          </table:table-cell>
        </table:table-row>
        <table:table-row table:style-name="TableLine2370078608592">
          <table:table-cell table:style-name="Table3.A2" office:value-type="string">
            <text:p text:style-name="P8">Post-Condition:</text:p>
          </table:table-cell>
          <table:table-cell table:style-name="Table3.B2" office:value-type="string">
            <text:p text:style-name="P13">-<text:span text:style-name="T9">Target files extracted.</text:span></text:p>
          </table:table-cell>
        </table:table-row>
        <table:table-row table:style-name="TableLine2370078608592">
          <table:table-cell table:style-name="Table3.A2" office:value-type="string">
            <text:p text:style-name="P8">Error-Situation:</text:p>
          </table:table-cell>
          <table:table-cell table:style-name="Table3.B2" office:value-type="string">
            <text:p text:style-name="P13">-<text:span text:style-name="T9">Incorrect path selected</text:span></text:p>
          </table:table-cell>
        </table:table-row>
        <table:table-row table:style-name="TableLine2370078608592">
          <table:table-cell table:style-name="Table3.A2" office:value-type="string">
            <text:p text:style-name="P5">System state in the </text:p>
            <text:p text:style-name="P5">of an error:</text:p>
          </table:table-cell>
          <table:table-cell table:style-name="Table3.B2" office:value-type="string">
            <text:p text:style-name="P13">-<text:span text:style-name="T9">The file are not extracted.</text:span></text:p>
          </table:table-cell>
        </table:table-row>
        <table:table-row table:style-name="TableLine2370078608592">
          <table:table-cell table:style-name="Table3.A2" office:value-type="string">
            <text:p text:style-name="P10">Actors: </text:p>
          </table:table-cell>
          <table:table-cell table:style-name="Table3.B2" office:value-type="string">
            <text:p text:style-name="P18">-User</text:p>
          </table:table-cell>
        </table:table-row>
        <table:table-row table:style-name="TableLine2370078608592">
          <table:table-cell table:style-name="Table3.A2" office:value-type="string">
            <text:p text:style-name="P10">Trigger: </text:p>
          </table:table-cell>
          <table:table-cell table:style-name="Table3.B2" office:value-type="string">
            <text:p text:style-name="P13">-<text:span text:style-name="T9">User want to extract some file or files from within the compressed file.</text:span></text:p>
          </table:table-cell>
        </table:table-row>
        <table:table-row table:style-name="TableLine2370078608592">
          <table:table-cell table:style-name="Table3.A2" office:value-type="string">
            <text:p text:style-name="P10">Standard Process:</text:p>
          </table:table-cell>
          <table:table-cell table:style-name="Table3.B2" office:value-type="string">
            <text:p text:style-name="P13"><text:span text:style-name="T9">1</text:span>- <text:span text:style-name="T9">User start the process.</text:span></text:p>
            <text:p text:style-name="P18">2- System extract the file to the current directory.</text:p>
          </table:table-cell>
        </table:table-row>
        <table:table-row table:style-name="TableLine2370078608592">
          <table:table-cell table:style-name="Table3.A2" office:value-type="string">
            <text:p text:style-name="P12">Alternative Process: </text:p>
          </table:table-cell>
          <table:table-cell table:style-name="Table3.B2" office:value-type="string">
            <text:p text:style-name="P18">1’- User select a location.</text:p>
            <text:p text:style-name="P18">2- System extract the file or files to the specified location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 table:style-name="TableLine2370078624912">
          <table:table-cell table:style-name="Table4.A1" office:value-type="string">
            <text:p text:style-name="P8">Name:</text:p>
          </table:table-cell>
          <table:table-cell table:style-name="Table4.B1" office:value-type="string">
            <text:p text:style-name="P19">Add a File or Files</text:p>
          </table:table-cell>
        </table:table-row>
        <table:table-row table:style-name="TableLine2370078624912">
          <table:table-cell table:style-name="Table4.A2" office:value-type="string">
            <text:p text:style-name="P8">Short Description:</text:p>
          </table:table-cell>
          <table:table-cell table:style-name="Table4.B2" office:value-type="string">
            <text:p text:style-name="P19">User add some specific file or files to the current compressed file.</text:p>
          </table:table-cell>
        </table:table-row>
        <table:table-row table:style-name="TableLine2370078624912">
          <table:table-cell table:style-name="Table4.A2" office:value-type="string">
            <text:p text:style-name="P8">Precondition:</text:p>
          </table:table-cell>
          <table:table-cell table:style-name="Table4.B2" office:value-type="string">
            <text:p text:style-name="P13">- <text:span text:style-name="T10">File has been open.</text:span></text:p>
          </table:table-cell>
        </table:table-row>
        <table:table-row table:style-name="TableLine2370078624912">
          <table:table-cell table:style-name="Table4.A2" office:value-type="string">
            <text:p text:style-name="P8">Post-Condition:</text:p>
          </table:table-cell>
          <table:table-cell table:style-name="Table4.B2" office:value-type="string">
            <text:p text:style-name="P13">- <text:span text:style-name="T10">Files has been added.</text:span></text:p>
          </table:table-cell>
        </table:table-row>
        <table:table-row table:style-name="TableLine2370078624912">
          <table:table-cell table:style-name="Table4.A2" office:value-type="string">
            <text:p text:style-name="P8">Error-Situation:</text:p>
          </table:table-cell>
          <table:table-cell table:style-name="Table4.B2" office:value-type="string">
            <text:p text:style-name="P13">- <text:span text:style-name="T10">None</text:span></text:p>
          </table:table-cell>
        </table:table-row>
        <table:table-row table:style-name="TableLine2370078624912">
          <table:table-cell table:style-name="Table4.A2" office:value-type="string">
            <text:p text:style-name="P5">System state in the </text:p>
            <text:p text:style-name="P5">of an error:</text:p>
          </table:table-cell>
          <table:table-cell table:style-name="Table4.B2" office:value-type="string">
            <text:p text:style-name="P13">- <text:span text:style-name="T10">None</text:span></text:p>
          </table:table-cell>
        </table:table-row>
        <table:table-row table:style-name="TableLine2370078624912">
          <table:table-cell table:style-name="Table4.A2" office:value-type="string">
            <text:p text:style-name="P10">Actors: </text:p>
          </table:table-cell>
          <table:table-cell table:style-name="Table4.B2" office:value-type="string">
            <text:p text:style-name="P13">- <text:span text:style-name="T10">User</text:span></text:p>
          </table:table-cell>
        </table:table-row>
        <table:table-row table:style-name="TableLine2370078624912">
          <table:table-cell table:style-name="Table4.A2" office:value-type="string">
            <text:p text:style-name="P10">Trigger: </text:p>
          </table:table-cell>
          <table:table-cell table:style-name="Table4.B2" office:value-type="string">
            <text:p text:style-name="P13">- <text:span text:style-name="T10">User want to add some file or files to the current compressed file.</text:span></text:p>
          </table:table-cell>
        </table:table-row>
        <table:table-row table:style-name="TableLine2370078624912">
          <table:table-cell table:style-name="Table4.A2" office:value-type="string">
            <text:p text:style-name="P10">Standard Process:</text:p>
          </table:table-cell>
          <table:table-cell table:style-name="Table4.B2" office:value-type="string">
            <text:p text:style-name="P19">1- User select the file or files.</text:p>
            <text:p text:style-name="P19">2- System add the files to the current file.</text:p>
          </table:table-cell>
        </table:table-row>
        <table:table-row table:style-name="TableLine2370078624912">
          <table:table-cell table:style-name="Table4.A2" office:value-type="string">
            <text:p text:style-name="P12">Alternative Process: </text:p>
          </table:table-cell>
          <table:table-cell table:style-name="Table4.B2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8:18:58.062000000</meta:creation-date>
    <dc:date>2021-01-11T19:29:40.876000000</dc:date>
    <meta:editing-duration>PT29M39S</meta:editing-duration>
    <meta:editing-cycles>7</meta:editing-cycles>
    <meta:generator>LibreOffice/7.0.2.2$Windows_X86_64 LibreOffice_project/8349ace3c3162073abd90d81fd06dcfb6b36b994</meta:generator>
    <meta:document-statistic meta:table-count="5" meta:image-count="0" meta:object-count="0" meta:page-count="3" meta:paragraph-count="108" meta:word-count="391" meta:character-count="2378" meta:non-whitespace-character-count="2077"/>
  </office:meta>
</office:document-meta>
</file>